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9">
      <style:table-cell-properties fo:background-color="#666666" fo:border="none"/>
    </style:style>
    <style:style style:name="ce12" style:family="table-cell" style:parent-style-name="Default" style:data-style-name="N109">
      <style:table-cell-properties fo:border="none"/>
    </style:style>
    <style:style style:name="ce13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9">
      <style:table-cell-properties fo:background-color="#ffff99" fo:border="none"/>
    </style:style>
    <style:style style:name="ce28" style:family="table-cell" style:parent-style-name="Default" style:data-style-name="N109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09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2" style:family="table-cell" style:parent-style-name="Default" style:data-style-name="N109">
      <style:table-cell-properties fo:background-color="#ffff99"/>
    </style:style>
    <style:style style:name="ce33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9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09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 table:number-columns-repeated="8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 table:number-columns-repeated="8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 office:value-type="float" office:value="0" calcext:value-type="float">
            <text:p>0,000</text:p>
          </table:table-cell>
          <table:table-cell table:style-name="ce29" office:value-type="float" office:value="0.4" calcext:value-type="float">
            <text:p>0,400</text:p>
          </table:table-cell>
          <table:table-cell table:style-name="ce29" office:value-type="float" office:value="0.375" calcext:value-type="float">
            <text:p>0,375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,700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,675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 office:value-type="float" office:value="0" calcext:value-type="float">
            <text:p>0,00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" calcext:value-type="float">
            <text:p>0,200</text:p>
          </table:table-cell>
          <table: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,65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,625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425" calcext:value-type="float">
            <text:p>0,425</text:p>
          </table:table-cell>
          <table:table-cell table:style-name="ce33" office:value-type="float" office:value="0.425" calcext:value-type="float">
            <text:p>0,425</text:p>
          </table:table-cell>
          <table:table-cell table:style-name="ce42"/>
          <table:table-cell table:number-columns-repeated="8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,700</text:p>
          </table:table-cell>
          <table:table-cell table:style-name="ce13" office:value-type="float" office:value="0.45" calcext:value-type="float">
            <text:p>0,450</text:p>
          </table:table-cell>
          <table:table-cell table:style-name="ce13" office:value-type="float" office:value="0.35" calcext:value-type="float">
            <text:p>0,350</text:p>
          </table:table-cell>
          <table:table-cell table:style-name="ce34" office:value-type="float" office:value="0.4" calcext:value-type="float">
            <text:p>0,400</text:p>
          </table:table-cell>
          <table:table-cell table:style-name="ce4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5"/>
          <table:table-cell table:style-name="ce18" office:value-type="float" office:value="0" calcext:value-type="float">
            <text:p>0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  <table:table-cell table:number-columns-repeated="5"/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  <table:table-cell table:number-columns-repeated="5"/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5"/>
          <table:table-cell table:style-name="ce18" office:value-type="float" office:value="0" calcext:value-type="float">
            <text:p>0,00</text:p>
          </table:table-cell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5"/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8.9" calcext:value-type="float">
            <text:p>8,90</text:p>
          </table:table-cell>
          <table:table-cell table:number-columns-repeated="5"/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8.9" calcext:value-type="float">
            <text:p>8,9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  <table:table-cell table:number-columns-repeated="5"/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9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 office:value-type="float" office:value="0" calcext:value-type="float">
            <text:p>0,00</text:p>
          </table:table-cell>
          <table:table-cell table:style-name="ce22" office:value-type="float" office:value="0.3" calcext:value-type="float">
            <text:p>0,30</text:p>
          </table:table-cell>
          <table:table-cell table:style-name="ce22" office:value-type="float" office:value="0.45" calcext:value-type="float">
            <text:p>0,45</text:p>
          </table:table-cell>
          <table:table-cell table:style-name="ce37"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,40</text:p>
          </table:table-cell>
          <table:table-cell table:style-name="ce22" office:value-type="float" office:value="0.6" calcext:value-type="float">
            <text:p>0,60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,80</text:p>
          </table:table-cell>
          <table:table-cell table:style-name="ce22" office:value-type="float" office:value="1.2" calcext:value-type="float">
            <text:p>1,20</text:p>
          </table:table-cell>
          <table:table-cell table:style-name="ce37" office:value-type="float" office:value="1.2" calcext:value-type="float">
            <text:p>1,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 office:value-type="float" office:value="0" calcext:value-type="float">
            <text:p>0,00</text:p>
          </table:table-cell>
          <table:table-cell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,50</text:p>
          </table:table-cell>
          <table:table-cell table:style-name="ce23" office:value-type="float" office:value="0.75" calcext:value-type="float">
            <text:p>0,75</text:p>
          </table:table-cell>
          <table:table-cell table:style-name="ce38"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3"/>
          <table:table-cell office:value-type="string" calcext:value-type="string">
            <text:p>objective</text:p>
          </table:table-cell>
          <table:table-cell table:formula="of:=SUMPRODUCT([.B53:.E59];[.B25:.E31]) + SUMPRODUCT([.B53:.E59];[.B35:.E41])" office:value-type="float" office:value="1382544.33431492" calcext:value-type="float">
            <text:p>1382544,33431492</text:p>
          </table:table-cell>
          <table:table-cell/>
          <table:table-cell table:formula="of:=(1457237.883 - 1382544.334) / 6000" office:value-type="float" office:value="12.4489248333333" calcext:value-type="float">
            <text:p>12,4489248333</text:p>
          </table:table-cell>
          <table:table-cell table:formula="of:=1382544.334-1333619.844" office:value-type="float" office:value="48924.49" calcext:value-type="float">
            <text:p>48924,49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3"/>
          <table:table-cell table:style-name="ce4" office:value-type="string" calcext:value-type="string">
            <text:p>Ambrosi capacity</text:p>
          </table:table-cell>
          <table:table-cell table:formula="of:=SUMPRODUCT([.B53:.E53];[.B5:.E5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number-columns-repeated="3"/>
          <table:table-cell table:style-name="ce4" office:value-type="string" calcext:value-type="string">
            <text:p>Bresciani capacity</text:p>
          </table:table-cell>
          <table:table-cell table:formula="of:=SUMPRODUCT([.B54:.E54];[.B6:.E6])" office:value-type="float" office:value="3000" calcext:value-type="float">
            <text:p>3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number-columns-repeated="3"/>
          <table:table-cell table:style-name="ce4" office:value-type="string" calcext:value-type="string">
            <text:p>Castri capacity</text:p>
          </table:table-cell>
          <table:table-cell table:formula="of:=SUMPRODUCT([.B55:.E55];[.B7:.E7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number-columns-repeated="3"/>
          <table:table-cell table:style-name="ce4" office:value-type="string" calcext:value-type="string">
            <text:p>De Blasi capacity</text:p>
          </table:table-cell>
          <table:table-cell table:formula="of:=SUMPRODUCT([.B56:.E56];[.B8:.E8])" office:value-type="float" office:value="714.043908161557" calcext:value-type="float">
            <text:p>714,043908161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3"/>
          <table:table-cell table:style-name="ce4" office:value-type="string" calcext:value-type="string">
            <text:p>Estensi capacity</text:p>
          </table:table-cell>
          <table:table-cell table:formula="of:=SUMPRODUCT([.B57:.E57];[.B9:.E9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Filatoi Riuniti capacity</text:p>
          </table:table-cell>
          <table:table-cell table:formula="of:=SUMPRODUCT([.B58:.E58];[.B10:.E10])" office:value-type="float" office:value="38000" calcext:value-type="float">
            <text:p>38000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Giuliani capacity</text:p>
          </table:table-cell>
          <table:table-cell table:formula="of:=SUMPRODUCT([.B59:.E59];[.B11:.E11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office:value-type="string" calcext:value-type="string">
            <text:p>extra fine demand</text:p>
          </table:table-cell>
          <table:table-cell table:formula="of:=SUM([.B53:.B59])"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" calcext:value-type="float">
            <text:p>0,000</text:p>
          </table:table-cell>
          <table:table-cell table:style-name="ce32" office:value-type="float" office:value="6250" calcext:value-type="float">
            <text:p>625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office:value-type="string" calcext:value-type="string">
            <text:p>fine demand</text:p>
          </table:table-cell>
          <table:table-cell table:formula="of:=SUM([.C53:.C59])" office:value-type="float" office:value="26000" calcext:value-type="float">
            <text:p>26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,714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office:value-type="string" calcext:value-type="string">
            <text:p>medium demand</text:p>
          </table:table-cell>
          <table:table-cell table:formula="of:=SUM([.D53:.D59])" office:value-type="float" office:value="28000" calcext:value-type="float">
            <text:p>2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,704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office:value-type="string" calcext:value-type="string">
            <text:p>coarse demand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2" office:value-type="float" office:value="2040.12545189016" calcext:value-type="float">
            <text:p>2040,125</text:p>
          </table:table-cell>
          <table:table-cell table:style-name="ce39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,154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2" office:value-type="float" office:value="19750" calcext:value-type="float">
            <text:p>19750,000</text:p>
          </table:table-cell>
          <table:table-cell table:style-name="ce32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8"/>
          <table:table-cell/>
          <table:table-cell table:style-name="ce9" table:number-columns-repeated="3"/>
          <table:table-cell table:number-columns-repeated="9"/>
        </table:table-row>
        <table:table-row table:style-name="ro2">
          <table:table-cell table:style-name="ce9"/>
          <table:table-cell/>
          <table:table-cell table:style-name="ce9" table:number-columns-repeated="3"/>
          <table:table-cell table:number-columns-repeated="9"/>
        </table:table-row>
        <table:table-row table:style-name="ro2">
          <table:table-cell table:style-name="ce8" table:number-columns-repeated="4"/>
          <table:table-cell table:style-name="ce9"/>
          <table:table-cell table:number-columns-repeated="9"/>
        </table:table-row>
        <table:table-row table:style-name="ro1" table:number-rows-repeated="15">
          <table:table-cell table:style-name="ce9"/>
          <table:table-cell/>
          <table:table-cell table:style-name="ce9" table:number-columns-repeated="3"/>
          <table:table-cell table:number-columns-repeated="9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3:07:40.328149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5T15:08:28.020624776</dc:date>
    <meta:editing-duration>P1DT7H40M42S</meta:editing-duration>
    <meta:editing-cycles>13</meta:editing-cycles>
    <meta:generator>LibreOffice/5.1.3.2$Linux_X86_64 LibreOffice_project/10m0$Build-2</meta:generator>
    <meta:document-statistic meta:table-count="3" meta:cell-count="247" meta:object-count="0"/>
  </office:meta>
</office:document-meta>
</file>